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T1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10.4cm" svg:height="2cm" svg:x="0.2cm" svg:y="0.2cm">
          <text:p text:style-name="P1">Subprocesso 4</text:p>
          <text:p text:style-name="P1">Análise de Requisitos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20.2cm" svg:y="0.2cm">
          <text:p text:style-name="P1">Subprocesso 6</text:p>
          <text:p text:style-name="P1">Construção de Softwa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cm" svg:height="2cm" svg:x="11.4cm" svg:y="0.2cm">
          <text:p text:style-name="P1">Subprocesso 5</text:p>
          <text:p text:style-name="P1">Projeto de Software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7.8cm" svg:height="1.2cm" svg:x="0.8cm" svg:y="3.4cm">
          <text:p text:style-name="P1">Engenharia de Requisitos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7.4cm" svg:height="1.2cm" svg:x="1.4cm" svg:y="9.6cm">
          <text:p text:style-name="P1">Análise e Modelagem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8cm" svg:height="2.4cm" svg:x="1.2cm" svg:y="5.8cm">
          <text:p text:style-name="P1">Documento de Requisitos</text:p>
          <text:p text:style-name="P1">(DR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7cm" svg:y1="4.6cm" svg:x2="5.2cm" svg:y2="5.8cm" draw:start-shape="id1" draw:start-glue-point="2" draw:end-shape="id2" draw:end-glue-point="4" svg:d="m4700 4600v600h500v600">
          <text:p/>
        </draw:connector>
        <draw:connector draw:style-name="gr4" draw:text-style-name="P1" draw:layer="layout" svg:x1="5.2cm" svg:y1="8.2cm" svg:x2="5.1cm" svg:y2="9.6cm" draw:start-shape="id2" draw:start-glue-point="8" draw:end-shape="id3" draw:end-glue-point="0" svg:d="m5200 8200v701h-100v699">
          <text:p/>
        </draw:connector>
        <draw:custom-shape draw:style-name="gr3" draw:text-style-name="P1" draw:id="id4" draw:layer="layout" svg:width="7.4cm" svg:height="1.4cm" svg:x="1.4cm" svg:y="12.4cm">
          <text:p text:style-name="P1">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1cm" svg:y1="10.8cm" svg:x2="5.1cm" svg:y2="12.4cm" draw:start-shape="id3" draw:start-glue-point="2" draw:end-shape="id4" draw:end-glue-point="4" svg:d="m5100 10800v1600">
          <text:p/>
        </draw:connector>
        <draw:custom-shape draw:style-name="gr3" draw:text-style-name="P1" draw:id="id5" draw:layer="layout" svg:width="8.2cm" svg:height="2.4cm" svg:x="1cm" svg:y="15.4cm">
          <text:p text:style-name="P1">Associação do DR</text:p>
          <text:p text:style-name="P1">a modelos U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id="id12" draw:layer="layout" svg:x1="5.1cm" svg:y1="13.8cm" svg:x2="5.1cm" svg:y2="15.4cm" draw:start-shape="id4" draw:start-glue-point="8" draw:end-shape="id5" draw:end-glue-point="4" svg:d="m5100 13800v1600">
          <text:p/>
        </draw:connector>
        <draw:custom-shape draw:style-name="gr2" draw:text-style-name="P1" draw:id="id6" draw:layer="layout" svg:width="8.4cm" svg:height="1.6cm" svg:x="11.2cm" svg:y="3.4cm">
          <text:p text:style-name="P1">Especificação de Interfaces </text:p>
          <text:p text:style-name="P1">e Projeto Navegacional</text:p>
          <draw:enhanced-geometry svg:viewBox="0 0 21600 21600" draw:type="rectangle" draw:enhanced-path="M 0 0 L 21600 0 21600 21600 0 21600 0 0 Z N"/>
        </draw:custom-shape>
        <draw:custom-shape draw:style-name="gr3" draw:text-style-name="P1" draw:id="id7" draw:layer="layout" svg:width="7.4cm" svg:height="1.8cm" svg:x="11.8cm" svg:y="7cm">
          <text:p text:style-name="P1">Projeto de 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4cm" svg:y1="5cm" svg:x2="15.5cm" svg:y2="7cm" draw:start-shape="id6" draw:start-glue-point="2" draw:end-shape="id7" draw:end-glue-point="4" svg:d="m15400 5000v1000h100v1000">
          <text:p/>
        </draw:connector>
        <draw:custom-shape draw:style-name="gr2" draw:text-style-name="P1" draw:id="id8" draw:layer="layout" svg:width="8.6cm" svg:height="2.2cm" svg:x="11.2cm" svg:y="11.2cm">
          <text:p text:style-name="P1">Especificação de técnicas de </text:p>
          <text:p text:style-name="P1">implementação de </text:p>
          <text:p text:style-name="P1">acessibilidade</text:p>
          <draw:enhanced-geometry svg:viewBox="0 0 21600 21600" draw:type="rectangle" draw:enhanced-path="M 0 0 L 21600 0 21600 21600 0 21600 0 0 Z N"/>
        </draw:custom-shape>
        <draw:connector draw:style-name="gr4" draw:text-style-name="P1" draw:id="id13" draw:layer="layout" svg:x1="15.5cm" svg:y1="8.8cm" svg:x2="15.5cm" svg:y2="11.2cm" draw:start-shape="id7" draw:start-glue-point="8" draw:end-shape="id8" draw:end-glue-point="0" svg:d="m15500 8800v2400">
          <text:p/>
        </draw:connector>
        <draw:custom-shape draw:style-name="gr3" draw:text-style-name="P2" draw:id="id9" draw:layer="layout" svg:width="8.4cm" svg:height="4cm" svg:x="11.4cm" svg:y="14.8cm">
          <text:p text:style-name="P2"><text:span text:style-name="T1">Associação do DR, </text:span></text:p>
          <text:p text:style-name="P2"><text:span text:style-name="T1">modelos UML e </text:span></text:p>
          <text:p text:style-name="P2"><text:span text:style-name="T1">técnicas de implementação</text:span></text:p>
          <text:p text:style-name="P2"><text:span text:style-name="T1"><text:s/></text:span><text:span text:style-name="T1">de acessibilida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5.5cm" svg:y1="13.4cm" svg:x2="15.599cm" svg:y2="14.8cm" draw:start-shape="id8" draw:start-glue-point="2" draw:end-shape="id9" draw:end-glue-point="4" svg:d="m15500 13400v700h99v700">
          <text:p/>
        </draw:connector>
        <draw:custom-shape draw:style-name="gr2" draw:text-style-name="P1" draw:id="id10" draw:layer="layout" svg:width="5.8cm" svg:height="1.8cm" svg:x="21.8cm" svg:y="7cm">
          <text:p text:style-name="P1">Construção do </text:p>
          <text:p text:style-name="P1">Softwar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5.4cm" svg:height="1.8cm" svg:x="22cm" svg:y="12.2cm">
          <text:p text:style-name="P1">Software </text:p>
          <text:p text:style-name="P1">acessív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4.7cm" svg:y1="8.8cm" svg:x2="24.7cm" svg:y2="12.2cm" draw:start-shape="id10" draw:start-glue-point="2" draw:end-shape="id11" draw:end-glue-point="4" svg:d="m24700 8800v3400">
          <text:p/>
        </draw:connector>
        <draw:line draw:style-name="gr5" draw:text-style-name="P1" draw:layer="layout" svg:x1="11cm" svg:y1="0cm" svg:x2="11cm" svg:y2="18.2cm">
          <text:p/>
        </draw:line>
        <draw:line draw:style-name="gr5" draw:text-style-name="P1" draw:layer="layout" svg:x1="20cm" svg:y1="0.2cm" svg:x2="20cm" svg:y2="18.4cm">
          <text:p/>
        </draw:line>
        <draw:connector draw:style-name="gr4" draw:text-style-name="P1" draw:layer="layout" draw:type="curve" draw:line-skew="-0.576cm -0.511cm" svg:x1="9.2cm" svg:y1="7cm" svg:x2="15.4cm" svg:y2="3.4cm" draw:start-shape="id2" draw:start-glue-point="10" draw:end-shape="id6" draw:end-glue-point="0" svg:d="m9200 7000c637 0 530-2306 1921-3586s4279-1532 4279-14">
          <text:p/>
        </draw:connector>
        <draw:connector draw:style-name="gr4" draw:text-style-name="P1" draw:layer="layout" draw:type="curve" draw:line-skew="0.399cm" svg:x1="8.8cm" svg:y1="13.1cm" svg:x2="11.2cm" svg:y2="4.2cm" draw:start-shape="id4" draw:start-glue-point="10" draw:end-shape="id6" draw:end-glue-point="3" svg:d="m8800 13100c2400 0 1200-8900 2400-8900">
          <text:p/>
        </draw:connector>
        <draw:connector draw:style-name="gr4" draw:text-style-name="P1" draw:layer="layout" draw:type="curve" svg:x1="1.2cm" svg:y1="7cm" svg:x2="5.1cm" svg:y2="14.6cm" draw:start-shape="id2" draw:start-glue-point="6" draw:end-shape="id12" draw:end-glue-point="0" svg:d="m1200 7000c-751 0-2701 7600 3900 7600">
          <text:p/>
        </draw:connector>
        <draw:connector draw:style-name="gr4" draw:text-style-name="P1" draw:layer="layout" draw:type="curve" draw:line-skew="-2.039cm" svg:x1="9.2cm" svg:y1="16.6cm" svg:x2="15.5cm" svg:y2="10cm" draw:start-shape="id5" draw:start-glue-point="10" draw:end-shape="id13" draw:end-glue-point="0" svg:d="m9200 16600c1555 0-1594-6600 6300-6600">
          <text:p/>
        </draw:connector>
        <draw:connector draw:style-name="gr4" draw:text-style-name="P1" draw:layer="layout" draw:type="curve" svg:x1="19.2cm" svg:y1="7.9cm" svg:x2="24.7cm" svg:y2="7cm" draw:start-shape="id7" draw:start-glue-point="10" draw:end-shape="id10" draw:end-glue-point="0" svg:d="m19200 7900c1951 0 1626-701 2513-1114s2987-537 2987 214">
          <text:p/>
        </draw:connector>
        <draw:connector draw:style-name="gr4" draw:text-style-name="P1" draw:layer="layout" draw:type="curve" svg:x1="19.8cm" svg:y1="16.799cm" svg:x2="21.8cm" svg:y2="7.9cm" draw:start-shape="id9" draw:start-glue-point="10" draw:end-shape="id10" draw:end-glue-point="3" svg:d="m19800 16799c1500 0 500-8899 2000-8899">
          <text:p/>
        </draw:connector>
        <draw:custom-shape draw:style-name="gr6" draw:text-style-name="P1" draw:layer="layout" svg:width="0.8cm" svg:height="0.8cm" svg:x="2.2cm" svg:y="19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2cm" svg:height="1.675cm" svg:x="3.2cm" svg:y="18.8cm">
          <draw:text-box>
            <text:p>Subprocesso </text:p>
            <text:p>do MTA</text:p>
          </draw:text-box>
        </draw:frame>
        <draw:frame draw:style-name="gr7" draw:layer="layout" svg:width="3cm" svg:height="1.675cm" svg:x="8.6cm" svg:y="18.725cm">
          <draw:text-box>
            <text:p>Artefato gerado</text:p>
          </draw:text-box>
        </draw:frame>
        <draw:custom-shape draw:style-name="gr8" draw:text-style-name="P1" draw:layer="layout" svg:width="0.8cm" svg:height="0.8cm" svg:x="11.6cm" svg:y="19.2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2cm" svg:height="1.675cm" svg:x="12.6cm" svg:y="18.8cm">
          <draw:text-box>
            <text:p>Tarefa/Etapa </text:p>
            <text:p>Do MTA</text:p>
          </draw:text-box>
        </draw:frame>
        <draw:connector draw:style-name="gr4" draw:text-style-name="P1" draw:layer="layout" draw:type="curve" svg:x1="17.2cm" svg:y1="19.781cm" svg:x2="18.46cm" svg:y2="19.781cm" svg:d="m17200 19781h1260">
          <text:p/>
        </draw:connector>
        <draw:frame draw:style-name="gr7" draw:layer="layout" svg:width="7.6cm" svg:height="1.675cm" svg:x="18.8cm" svg:y="18.8cm">
          <draw:text-box>
            <text:p>Relacionamento de Artefatos/Tarefas/Etapas</text:p>
          </draw:text-box>
        </draw:frame>
        <draw:custom-shape draw:style-name="gr9" draw:text-style-name="P1" draw:layer="layout" svg:width="1.2cm" svg:height="0.8cm" svg:x="7.4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3-07-18T09:31:15.67</meta:creation-date>
    <dc:date>2014-07-30T17:31:03.97</dc:date>
    <meta:editing-duration>PT00H37M03S</meta:editing-duration>
    <meta:editing-cycles>11</meta:editing-cycles>
    <meta:generator>BrOffice.org/3.1$Win32 OpenOffice.org_project/310m19$Build-9420</meta:generator>
    <meta:document-statistic meta:object-count="61"/>
  </office:meta>
</office:document-meta>
</file>